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4526" officeooo:paragraph-rsid="0006452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64526" officeooo:paragraph-rsid="0006452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d867" officeooo:paragraph-rsid="0006d86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6d867" officeooo:paragraph-rsid="0006d86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8c1c4" officeooo:paragraph-rsid="0008c1c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08de5a" officeooo:paragraph-rsid="0008de5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6d867" officeooo:paragraph-rsid="0006d86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6d867" officeooo:paragraph-rsid="0006d86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08de5a" officeooo:paragraph-rsid="0008de5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0a643a" officeooo:paragraph-rsid="000a643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0a643a" officeooo:paragraph-rsid="000a643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304c2" officeooo:paragraph-rsid="001304c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304c2" officeooo:paragraph-rsid="001304c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6d867" officeooo:paragraph-rsid="0006d867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08c1c4" officeooo:paragraph-rsid="0008c1c4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1179fb" officeooo:paragraph-rsid="001179fb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officeooo:rsid="000a64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Functions</text:p>
      <text:p text:style-name="P2"/>
      <text:p text:style-name="P2">Functions</text:p>
      <text:list xml:id="list257242452" text:style-name="L1">
        <text:list-item>
          <text:p text:style-name="P10">Functions allow you to store code in a defined block which can be invoked (called and executed) which allows for multiple uses of the same lines of code.</text:p>
        </text:list-item>
        <text:list-item>
          <text:p text:style-name="P10">To invoke a function, include the name of the function and parentheses afterwards.</text:p>
          <text:list>
            <text:list-item>
              <text:p text:style-name="P10">ex.<text:span text:style-name="T1"> myFunction()</text:span></text:p>
            </text:list-item>
          </text:list>
        </text:list-item>
        <text:list-item>
          <text:p text:style-name="P10"/>
        </text:list-item>
      </text:list>
      <text:p text:style-name="P7"/>
      <text:p text:style-name="P3">Function vs. Methods</text:p>
      <text:list xml:id="list733609281" text:style-name="L2">
        <text:list-item>
          <text:p text:style-name="P11">Functions that are inside objects are called methods.</text:p>
        </text:list-item>
        <text:list-item>
          <text:p text:style-name="P11">It is possible to call other functions within functions.</text:p>
        </text:list-item>
      </text:list>
      <text:p text:style-name="P7"/>
      <text:p text:style-name="P4">Anonymous Functions</text:p>
      <text:list xml:id="list1443057141" text:style-name="L3">
        <text:list-item>
          <text:p text:style-name="P12">Anonymous functions are functions that have no names. These are generally used with an event handler such as <text:span text:style-name="T1">onclick</text:span><text:span text:style-name="T2">.</text:span></text:p>
          <text:list>
            <text:list-item>
              <text:p text:style-name="P12"><text:span text:style-name="T2">ex. </text:span><text:span text:style-name="T1">myButton.onclick = function() {code here;}</text:span></text:p>
            </text:list-item>
          </text:list>
        </text:list-item>
        <text:list-item>
          <text:p text:style-name="P13">It is possible to assign a function to a variable, but not recommended as it causes confusion.</text:p>
          <text:list>
            <text:list-item>
              <text:p text:style-name="P13">Instead, it is better to use the form:</text:p>
              <text:list>
                <text:list-item>
                  <text:p text:style-name="P21">function functionName() {code here}</text:p>
                </text:list-item>
              </text:list>
            </text:list-item>
          </text:list>
        </text:list-item>
      </text:list>
      <text:p text:style-name="P8"/>
      <text:p text:style-name="P5">Function Parameters</text:p>
      <text:list xml:id="list1906014209" text:style-name="L4">
        <text:list-item>
          <text:p text:style-name="P14">Some functions require parameters to be specified when invoking the function. These values will go inside the parentheses.</text:p>
        </text:list-item>
        <text:list-item>
          <text:p text:style-name="P14">There are functions where inputting parameters are optional, and the function will have a default behavior.</text:p>
          <text:list>
            <text:list-item>
              <text:p text:style-name="P14">ex. The array <text:span text:style-name="T1">join()</text:span> function has optional parameters. (if no parameters, will include commas)</text:p>
            </text:list-item>
          </text:list>
        </text:list-item>
      </text:list>
      <text:p text:style-name="P9"/>
      <text:p text:style-name="P5">Function Scope and Conflicts</text:p>
      <text:list xml:id="list3457444719" text:style-name="L5">
        <text:list-item>
          <text:p text:style-name="P15">Scope is context and levels of compartmentizations. Inside a function, the variables and other things defined within, they are inside their own separate scope.</text:p>
        </text:list-item>
        <text:list-item>
          <text:p text:style-name="P22"><text:span text:style-name="T3">The top level outside all functions is called the </text:span><text:span text:style-name="T4">global scope</text:span><text:span text:style-name="T3">. Values defined in the global scope can be accesible from anywhere in the code.</text:span></text:p>
        </text:list-item>
        <text:list-item>
          <text:p text:style-name="P15">It is set up this way to provide security and organization.</text:p>
        </text:list-item>
      </text:list>
      <text:p text:style-name="P9"/>
      <text:p text:style-name="P6">Functions inside Functions</text:p>
      <text:list xml:id="list565068912" text:style-name="L6">
        <text:list-item>
          <text:p text:style-name="P16">Functions are often kept inside functions to keep code tidy.</text:p>
        </text:list-item>
        <text:list-item>
          <text:p text:style-name="P16">The code will be easier to understand if a complex function is broken into sub-functions<text:span text:style-name="T5">.</text:span></text:p>
        </text:list-item>
        <text:list-item>
          <text:p text:style-name="P17">Keep in mind the scope of the functions when using variables as it may cause unexpected errors.</text:p>
        </text:list-item>
      </text:list>
      <text:p text:style-name="P18"/>
      <text:p text:style-name="P23">Function Return Values</text:p>
      <text:list xml:id="list3905896792" text:style-name="L7">
        <text:list-item>
          <text:p text:style-name="P19">A return value is the value a function returns when it has completed.</text:p>
          <text:list>
            <text:list-item>
              <text:p text:style-name="P19">ex. The <text:span text:style-name="T1">replace() </text:span>function takes a string, replaces the substring with the given parameter, and returns a new string with the replacement made.</text:p>
            </text:list-item>
          </text:list>
        </text:list-item>
      </text:list>
      <text:p text:style-name="P20"/>
      <text:list xml:id="list1709369126579" text:continue-numbering="true" text:style-name="L7">
        <text:list-item>
          <text:p text:style-name="P19"><text:soft-page-break/>Some functions do not return any value, (mozilla-docs lists them as void or undefined).</text:p>
        </text:list-item>
      </text:list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58:25.660481557</meta:creation-date>
    <dc:date>2021-09-22T00:17:09.225437114</dc:date>
    <meta:editing-duration>PT49M3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357" meta:character-count="2102" meta:non-whitespace-character-count="1798"/>
  </office:meta>
</office:document-meta>
</file>